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ent-style-name="Normal">
      <style:paragraph-properties fo:text-align="center"/>
    </style:style>
  </office:automatic-styles>
  <office:body>
    <office:text>
      <text:p text:style-name="P1">•••</text:p>
      <text:p text:style-name="Normal">*RIIIIIIIING RIIIIIIIING RIIIIIIIING* went the alarm.</text:p>
      <text:p text:style-name="Normal">“...” said she, looking at it.</text:p>
      <text:p text:style-name="Normal">*RIIIIIIIING RIIIIIIIING RIIIIIIIING* it continued.</text:p>
      <text:p text:style-name="Normal"><text:span text:style-name="T1">...You're always so loud... </text:span>she thought,</text:p>
      <text:p text:style-name="Normal">*RIIIIIIIING RIIIIIIIING RIIIIIIIING* it insisted,</text:p>
      <text:p text:style-name="Normal"><text:span text:style-name="T1">...Always so annoying. </text:span>But the alarm clock didn't care, it just kept on ringing.</text:p>
      <text:p text:style-name="Normal">*RIIIIIIIING RIIIIII-tap* and it would have continued until it ran out of power and died, had it not been for her. It was an old-fashioned clock with old-fashioned values; <text:span text:style-name="T1">what a reckless clock.</text:span> Now it stood still and silent, waiting for the next day to come, when it would once again resound throughout her room in order to wake her up. That was the sole purpose of its existence.</text:p>
      <text:p text:style-name="Normal">“...”</text:p>
      <text:p text:style-name="Normal">She thought about it for a second. That may have been the only reason it was around, but it had one, and what's more it was even ready to die for it. And as she looked at it, <text:span text:style-name="T1">I'm jealous, </text:span>she lied. Somewhere deep down though, she did wish she were jealous. Its hands pointed at a little past seven. Seven, that was the number she had chosen. They said it was a lucky number, so she'd picked it in hopes that some miracle would happen.</text:p>
      <text:p text:style-name="Normal">In reality, she'd been awake for a while now, and she was wondering if the clock would be hurt to learn that it hadn't actually woken her up. In fact, it had failed to make her get up too. After turning it off, she just lied back in bed, doing nothing in particular.</text:p>
      <text:p text:style-name="Normal">“Don't worry about it Mr. Clock, you've done everything you can...” and what's more, <text:span text:style-name="T1">if it were to be anyone's fault I didn't get up, it would be my own.</text:span> But offering words of consolation was about all she was willing to do for the clock; in the end, she didn't want anyone or anything telling her to get up.</text:p>
      <text:p text:style-name="Normal">She didn't really like reality, she much preferred the worlds that existed in her head. Those were much better, they understood her a lot more than reality and its inhabitants, so it was only natural that she wanted to spend more time with her head in the clouds than with her feet on the ground.</text:p>
      <text:p text:style-name="Normal">“...”</text:p>
      <text:p text:style-name="Normal">...There might have been a lie in that last sentence. </text:p>
      <text:p text:style-name="Normal">“...”</text:p>
      <text:p text:style-name="Normal">There just might be someone who understood her, here on Earth. At least, that's what she hoped, she could never really tell what that person was really thinking. What she could tell was that she saw him in her dreams last night. She pulled her blanket closer to herself. It had been a good dream. In it, <text:span text:style-name="T1">you and I walked to school together. It was fun.</text:span></text:p>
      <text:p text:style-name="Normal">She wanted to be in that dream a little longer, she wanted to be with you a little longer. <text:span text:style-name="T1">... It's like I'm always thinking about you... Did you know? In my dreams, you think about me too sometimes... </text:span>Was it really any wonder she liked imaginary worlds more than the real one? She wanted to spend more time in that dream, she wanted to imagine what it would have been like if it came true, and she wanted to imagine how they would have spent the rest of that day. But just then, the rays of the sun pierced through the shutters of her window, and spot by spot they climbed her blanket, until they touched her face. They were cold, and they were bright. Blindingly so. So she hid under her blanket. She didn't want anyone or anything telling her to get up, not even the sun.</text:p>
      <text:p text:style-name="Normal">“...”</text:p>
      <text:p text:style-name="Normal">Did she not? There might have been a lie in that last sentence too. Deep down, she knew that. Right now though, she wasn't in the mood to think about it. </text:p>
      <text:p text:style-name="Normal">“...”</text:p>
      <text:p text:style-name="Normal">But a lie is a lie. </text:p>
      <text:p text:style-name="Normal">“...”</text:p>
      <text:p text:style-name="Normal">She frowned. At the very least it was true that she didn't want to get up, why would she? There was no good reason to get up anyway, there never was. Unless, it was... <text:span text:style-name="T1">to meet you... </text:span></text:p>
      <text:p text:style-name="Normal"><text:span text:style-name="T1">“...”</text:span></text:p>
      <text:p text:style-name="Normal">She burst out from under her blanket. It was getting hot in there, what with her being angry at the sun and getting embarrassed at her own fantasies. Now she wanted to think about something else, anything else. Her room had become dimly lit courtesy of the sun (whom she'd decided to forgive around about right now), and she wondered whether the ceiling would make for a good conversation partner.</text:p>
      <text:p text:style-name="Normal">“Hello,” she said to it. </text:p>
      <text:p text:style-name="Normal">But she quickly realized that it would be rather alarming if the ceiling were to answer back, so she pre-emptively gave it the cold shoulder and turned on her side instead. That should discourage it from speaking to her. With striking up a conversation with random things now out of the question, she wondered what she'd do with her time. Due to the lack of options, she decided to explore her room with her eyes (while ignoring the ceiling, of course). The wardrobe looked taller and more intimidating than usual, probably because she was lying down and there wasn't all that much light yet. Her desk was almost empty, and her backpack sat on the chair in front of it; hopefully it had done her homework for her during the night. Her bedside table was slightly more lively. On top of it, there were the alarm clock and a pink flower pot. She stared at the flower pot.</text:p>
      <text:p text:style-name="Normal"><text:span text:style-name="T1">“...”</text:span></text:p>
      <text:p text:style-name="Normal">It was the second emptiest thing in this room, and it was a constant reminder of what she couldn't do. <text:span text:style-name="T1">I couldn't even take care of one flower. </text:span>So ever since it had become empty, she filled it the only way she knew how: with her imagination. She liked to imagine that a heart was growing in it. At first, it housed the same flower that it originally had, but at some point, the flower had bloomed into a heart. And she tried her best to take care of it, and thinking about it made her smile. </text:p>
      <text:p text:style-name="Normal">Unfortunately, starting somewhen the heart stopped taking in water properly, and despite her best efforts it had become bloated, almost soggy. And next to it, buds had sprouted. The buds were big, and they were clumsy. As they grew they started getting entangled in one another and even with the heart, neither really knowing where they wanted to go, all fumbling around searching for light, and yet scared to get burnt by it. Of course, the heart was hers, as for the buds, they were the foolish feelings she had developed. And the light, it was you<text:span text:style-name="T1">.</text:span> Would the buds ever reach you? And what would happen if they did?</text:p>
      <text:p text:style-name="Normal">“Maybe something good,”</text:p>
      <text:p text:style-name="Normal"><text:span text:style-name="T1">Maybe not.</text:span></text:p>
      <text:p text:style-name="Normal">The latter possibility was a bit too scary for her, so she wanted to avoid it, for now.</text:p>
      <text:p text:style-name="Normal">The sunrays were getting stronger, and they revealed the mirror that stood next to her wardrobe; she<text:span text:style-name="T1">'</text:span>d ignored it on purpose until now, for fear of what it might have reflected in the dark, but with the rays flooding in it lost its eeriness and became a normal mirror again.</text:p>
      <text:p text:style-name="Normal">“...”</text:p>
      <text:p text:style-name="Normal">... But what if it weren't a normal mirror? What if, by walking through it, she could enter another world? Perhaps that world would be more perceptive, and it would also be more forgiving. Perhaps it would even have a place for her. Maybe it wouldn't have all that many people in it, but its alarm clocks would absolutely make sure to wake her up, shrieking right into her ears if they had to. And more importantly, you would be in it too. It would be a brand new world, one where imagination and reality were the same thing. And on school days like today, around about this time, the familiar smell of past eight o<text:span text:style-name="T1">'</text:span>clock would waft into her room and lift her out of bed like in those cartoons, all while the alarm clocks were desperately ringing. That sounded like a fun world. But despite not living in that world, she could still smell the familiar smell of past eight. <text:span text:style-name="T1">How strange.</text:span></text:p>
      <text:p text:style-name="Normal">“The familiar smell of past eight...” she repeated, half of her mind having wandered off in that dreamed-up planet.</text:p>
      <text:p text:style-name="Normal"><text:span text:style-name="T1">Of past eight...? What time is it?</text:span></text:p>
      <text:p text:style-name="Normal">She looked at her real clock for an answer, and it read a quarter past eight.</text:p>
      <text:p text:style-name="Normal"><text:span text:style-name="T1">Oh... I'm going to be late again, aren't I?</text:span></text:p>
      <text:p text:style-name="Normal">The realization was kind enough to wait a few moments before hitting her.</text:p>
      <text:p text:style-name="Normal">“Ah! I<text:span text:style-name="T1">'</text:span>m gonna be late again!”</text:p>
      <text:p text:style-name="Normal">She tried rushing out of bed, but one foot got caught in the sheets and</text:p>
      <text:p text:style-name="Normal">“Sh-*Thud*”</text:p>
      <text:p text:style-name="Normal">She fell onto the floor. And yet there was no time to complain. She got up and went to her wardrobe, getting changed as fast as she could. Then, she went to the mirror to fix her bed hair, careful not to meet the eyes of the girl reflected in it. With that done, she kidnapped her backpack from its seat and dashed out of her room and down into the kitchen. She stole a slice of bread from the table, and with a quick “See you mom!” she was out of the front door and running on the streets.</text:p>
      <text:p text:style-name="Normal">And yet, for all her rushing, as she turned around the corner her eyes confirmed what her heart already knew: she was too late for the bus. So, finally catching her breath, she slowed down to a walk, and then stopped entirely, panting. She bent her knees and let her arms and her upper body rest their weight on them. A drop of sweat trickled down from her brow, falling into a small puddle below her. The puddle was by no means deep or opaque, and yet by some trick of light, there was her reflection in it. </text:p>
      <text:p text:style-name="Normal"><text:span text:style-name="T1">Say, how much longer are we going to pretend play? I'm sick of it, </text:span>it said.</text:p>
      <text:p text:style-name="Normal">She closed her eyes, ignored it, and walked to the empty bus stop. And so, today too began on a sour note.</text:p>
      <text:p text:style-name="Normal"/>
      <text:p text:style-name="P1">•••</text:p>
      <text:p text:style-name="Normal">The water felt ice cold on her face, and it felt equally frigid down her throat. It was just at the right temperature to wake her up. She was in the school's bathroom; she always passed through here before actually going to classes. In a way, it couldn't be helped. Today, at this hour, it was completely empty; everyone else was still in class, and since lessons had begun not all that long ago, she should be left alone for a while.</text:p>
      <text:p text:style-name="Normal">She took a deep breath.</text:p>
      <text:p text:style-name="Normal">Maybe because it became a habit, or maybe out of necessity, this was the only place —and these were the only times— she was comfortable looking at herself in the mirror. And she did just that.</text:p>
      <text:p text:style-name="Normal">“...”</text:p>
      <text:p text:style-name="Normal">The eyes she'd been avoiding all morning, she finally looked into them. They were so empty. As for her face, its expression was the same it had always been: completely blank. And yet, for some reason she was glad it never changed. Why was that?</text:p>
      <text:p text:style-name="Normal">“Why, I wonder?”</text:p>
      <text:p text:style-name="Normal">Was it because of the sense of continuity? Or perhaps was it a part of her identity, something that proved that she was still herself? She didn't know. </text:p>
      <text:p text:style-name="Normal"><text:span text:style-name="T1">... What a strange concept. A proof that I am still myself...</text:span></text:p>
      <text:p text:style-name="Normal">But this concept wasn't all that strange, all things considered. In fact, it might even be necessary. </text:p>
      <text:p text:style-name="Normal">She focused on the girl in the mirror again. She really did look lifeless. Her glassy eyes were windows that opened to a sea of solitude, and any trace of emotion on her face had been buried under layer upon layer of dried-out tears. <text:span text:style-name="T1">You'll end up becoming a fossil at this rate,</text:span> the girl in the mirror joked. This expression simply wouldn't do, in front of others. So she closed her eyes, took a deep breath, and smiled. This first smile didn't look quite right, so she undid it and smiled again. And again. And again. And again. And again. And again. She kept on trying until at last, she was satisfied with her expression. This mask she now wore looked innocent, harmless, and above all, it was impenetrable; it made her feel more at ease with the idea of meeting others, of meeting you. She'd always thought that since she didn't really have anything going for her, she should get at least this right. She had tried so many times, so many things to make herself smile, and in the end, this was the best she could do.</text:p>
      <text:p text:style-name="Normal">“Oh, I didn't put any make-up on this morning, did I...?”</text:p>
      <text:p text:style-name="Normal">She hesitated before looking her reflection in the eye, but when she eventually did, </text:p>
      <text:p text:style-name="Normal">“Whatever! I look great even without it!”</text:p>
      <text:p text:style-name="Normal">The mask was fully on now. Now, she looked like everyone else. Now, she could be whatever she needed to be to fit in.</text:p>
      <text:p text:style-name="Normal"><text:span text:style-name="T1">Well, time to go to class now.</text:span></text:p>
      <text:p text:style-name="Normal">She finally exited the bathroom and went on her merry way to her classroom. <text:span text:style-name="T1">...'Merry' might be a tad exaggerated.</text:span> While she did look forward to seeing everyone, she was less thrilled by the fact that she was yet again late. The teachers weren't exactly pleased with her for it. <text:span text:style-name="T1">Oh well, they're probably used to it by now.</text:span> It's not like there was anything she could do about it now anyway.</text:p>
      <text:p text:style-name="Normal">“...”</text:p>
      <text:p text:style-name="Normal">Correction: it wouldn't hurt to take some... additional precautions.</text:p>
      <text:p text:style-name="Normal">The closer she got to the classroom's door, the quieter she walked, and when she arrived in front of it she stopped entirely. She listened attentively. There was only one voice speaking on the other side of the door, and it was the maths teacher's. It sounded like he was explaining something, which meant that he was probably writing on the blackboard right now. <text:span text:style-name="T1">Jackpot.</text:span></text:p>
      <text:p text:style-name="Normal">Silently, noiselessly, she turned the handle and opened the door, and peeking inside she discovered that the teacher did indeed have his back to the rest of class. Furtively, stealthily, she let herself in and closed the door behind her. No one had noticed her yet. She had honed these skills over the countless times being late, she'd continuously refined them for the sake of a sole objective: reach her seat and act like she'd been present from the beginning. And today, the goddess of victory was smiling at her... Or was she?</text:p>
      <text:p text:style-name="Normal">As she took her first step forward,</text:p>
      <text:p text:style-name="Normal">“*Ahem*, did you perhaps think you could sneak your way in this time, young lady?” asked the teacher, still facing the blackboard, and now all eyes were on her.</text:p>
      <text:p text:style-name="Normal">“Ah- ahahah... Good morning sir, sorry for being late,” she said, </text:p>
      <text:p text:style-name="Normal"><text:span text:style-name="T1">?! How did that old dwarf know I was here?! </text:span>she thought. Had he perhaps grown eyes on the back of his head? That wasn't entirely impossible, it was the nature of warfare to develop countermeasures to your opponent's countermeasures after all.</text:p>
      <text:p text:style-name="Normal">“Good morning,” he answered, seemingly intent on finishing an equation, “have you ever considered entering normally? As fun as it would have been, I'm afraid ours isn't a school for ninjas.”</text:p>
      <text:p text:style-name="Normal">“I uh... I will consider that next time,” no she wouldn't.</text:p>
      <text:p text:style-name="Normal">The teacher finally turned around, “I'm glad to hear that! By all means take your seat now,” he said gesturing to her empty desk.</text:p>
      <text:p text:style-name="Normal">She nodded and did as she was told, while her teacher had resumed explaining what he was doing.</text:p>
      <text:p text:style-name="Normal">“We were in the middle of correcting <text:s text:c="1"/>the assignments I gave you for today —which reminds me, have you done yours?” he looked straight at her.</text:p>
      <text:p text:style-name="Normal">She hadn't even reached her seat when this new question stopped her dead in her tracks. <text:span text:style-name="T1">Shit.</text:span></text:p>
      <text:p text:style-name="Normal">“Um, my assignment?”</text:p>
      <text:p text:style-name="Normal">The teacher nodded. “I handed them out last time, while you were absent, but I trust your copy safely reached you through one of your classmates.”</text:p>
      <text:p text:style-name="Normal">She looked away. Her copy had indeed safely reached her. So safely in fact that to this moment it was still lying on her desk at home, untouched by any ink that might have sullied it. Her eyes darted around the class, her thoughts ran wild in her head, both looking for excuses they could present, both failing to find any. Because there weren't any. And as she realized that, her smile faded away, her gaze fell to the floor. </text:p>
      <text:p text:style-name="Normal">“I-I'm afraid I didn't... I don't have it sir.”</text:p>
      <text:p text:style-name="Normal">“...You do not have it in the sense that you forgot it, or that you didn't receive it?”</text:p>
      <text:p text:style-name="Normal">Had he asked that question in good faith or just to torture her? Either way, she didn't answer.</text:p>
      <text:p text:style-name="Normal">“...”</text:p>
      <text:p text:style-name="Normal">She felt she had to say something, anything, even a lie, yet not a word came out. <text:span text:style-name="T1">Say something!</text:span> she yelled at herself, all the while saying nothing. What was the question already? What had he asked again? Much much earlier than she'd expected it to, her mask had begun falling apart, failing under a pressure it should have been able to withstand.</text:p>
      <text:p text:style-name="Normal">“Well then, I guess I should ask someone else,” the teacher turned to the class representative, “Naomi, I gave her copy to you, didn't I?”</text:p>
      <text:p text:style-name="Normal">“U-um, yes sir,” the class rep replied, caught off-guard.</text:p>
      <text:p text:style-name="Normal">“Ah, good. And were you able to deliver said copy to miss statue over here?” the teacher continued, nodding her way.</text:p>
      <text:p text:style-name="Normal">“Um...” but before Naomi could answer,</text:p>
      <text:p text:style-name="Normal">“I'm sorry sir! It's my fault!” you interrupted.</text:p>
      <text:p text:style-name="Normal">“...Pardon?” </text:p>
      <text:p text:style-name="Normal">The teacher was visibly confused. As was everyone. You had... nothing to do with this, this should have been —and was— a matter that didn't concern you. And yet,</text:p>
      <text:p text:style-name="Normal">“Since she and I are neighbours, I'd proposed to take the copy and deliver it myself, but I completely forgot about it,” you explained, and almost every word you'd uttered was a lie. So naturally,</text:p>
      <text:p text:style-name="Normal">“...Is that so, now...” the teacher had doubts, “do you confirm that, Naomi?”</text:p>
      <text:p text:style-name="Normal">Thankfully,</text:p>
      <text:p text:style-name="Normal">“Ah, uh, um... Yes, that's about how it went...” Naomi could read the room.</text:p>
      <text:p text:style-name="Normal">“I see,” the teacher stroked his beard, “that's fair enough then.” He turned to the girl who was still frozen in place. “And here I was thinking you'd forgotten your homework again, I'm glad that's not the case; I wouldn't have known what to do with you otherwise. Go take your seat now, young lady, I think you've stood still long enough for this class, wouldn't you agree? And as for you, young man, while I'll let it slide this time, try not to make forgetting things into a habit, I assure you it's not a good one.”</text:p>
      <text:p text:style-name="Normal">Both students nodded, the teacher returned to his blackboard, and the young lady in question finally went to take her seat. Which happened to be directly to the young man's right. To your right. There was no rest for the wicked, this morning. She sat down calmly, opened her backpack and took out her notebook and pencil case, all without making any noise. Or at least, that's what she was hoping. If the *Thump thump! Thump thump!*'s of her heart were as loud to her neighbours as they were to her, then she probably wasn't being very quiet. Fortunately, no one else seemed to be hearing them.</text:p>
      <text:p text:style-name="Normal">“...”</text:p>
      <text:p text:style-name="Normal">While that was one less problem to worry about, there was a much greater one that she could hardly ignore. “Hey... Why did you do that...?” or “why do you always help me?” or “thanks...” were all things she wanted to say to the boy sitting to her left. They were all things she didn't say, she couldn't say. How could she?</text:p>
      <text:p text:style-name="Normal">“Hey,” instead, it was the boy who whispered to her, “everything okay?”</text:p>
      <text:p text:style-name="Normal">“... Hm,” she nodded.</text:p>
      <text:p text:style-name="Normal">Of course, that was a lie. Because it was white, it was also the last lie she could bring herself to tell you, today. How could she lie to you, after what you just did for her? And if she couldn't lie, how could she talk to you? She couldn't, so she didn't. So instead, she would have to wait for tomorrow to come. Then, she'd be able to lie to you again. That's how it always went.</text:p>
      <text:p text:style-name="Normal">And so, she wouldn't find the courage to talk to him, for the rest of the day. It was only much later, when the bell rung its last and classes ended that they would exchange a simple “See you tomorrow”. Whatever happened until next morning, until she saw him again, did not much matter to her.</text:p>
      <text:p text:style-name="Normal"/>
      <text:p text:style-name="P1">•••</text:p>
      <text:p text:style-name="Normal">Night was beginning to fall asleep, and in turn she was beginning to wake up. Night had decided to make her a gift, so she decided to lend it an ear. It was raining, outside. It was not strong, thundering, it did not silence everything under it. But that didn't mean it was weak. Rather, it seemed... irresolute, undecided. Most of the time it was tame, calm, but every once in a while it would strike her window with great force. She liked rain, and this one in particular, it reminded her of herself. . Even after day breaks, this rain would remain as an undeniable proof that night was.</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